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cc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00ae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rect draw:style-name="gr1" draw:text-style-name="P1" draw:layer="layout" svg:width="7.5cm" svg:height="1cm" svg:x="6.5cm" svg:y="1cm">
            <text:p text:style-name="P1"><text:span text:style-name="T1">Записи MARC 21 (2709)</text:span></text:p>
          </draw:rect>
          <draw:custom-shape draw:style-name="gr2" draw:text-style-name="P2" draw:layer="layout" svg:width="1cm" svg:height="1.5cm" svg:x="2cm" svg:y="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3" draw:text-style-name="P1" draw:layer="layout" svg:width="18.5cm" svg:height="1cm" svg:x="1cm" svg:y="4cm">
            <text:p text:style-name="P1"><text:span text:style-name="T1">Записи MARC 21 (XML) (2709)</text:span></text:p>
          </draw:rect>
          <draw:custom-shape draw:style-name="gr2" draw:text-style-name="P2" draw:layer="layout" svg:width="1cm" svg:height="4cm" svg:x="5cm" svg:y="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1cm" svg:height="4cm" svg:x="10cm" svg:y="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1cm" svg:height="1.5cm" svg:x="7.5cm" svg:y="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1cm" svg:height="1.5cm" svg:x="12.5cm" svg:y="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1cm" svg:height="4cm" svg:x="15.5cm" svg:y="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1cm" svg:height="1.5cm" svg:x="18cm" svg:y="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1.5cm" svg:height="2cm" svg:x="9.5cm" svg:y="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4" draw:text-style-name="P3" draw:layer="layout" svg:width="3.5cm" svg:height="1.5cm" svg:x="1cm" svg:y="6.5cm">
            <text:p text:style-name="P3"><text:span text:style-name="T2">Преобразования</text:span></text:p>
            <text:p text:style-name="P3"><text:span text:style-name="T2">тегов</text:span></text:p>
          </draw:rect>
          <draw:rect draw:style-name="gr4" draw:text-style-name="P3" draw:layer="layout" svg:width="4cm" svg:height="1.5cm" svg:x="3.5cm" svg:y="9cm">
            <text:p text:style-name="P3"><text:span text:style-name="T2">Преобразования</text:span></text:p>
            <text:p text:style-name="P3"><text:span text:style-name="T2">набора символов</text:span></text:p>
          </draw:rect>
          <draw:rect draw:style-name="gr5" draw:text-style-name="P3" draw:layer="layout" svg:width="3cm" svg:height="1.5cm" svg:x="6.5cm" svg:y="6.5cm">
            <text:p text:style-name="P3"><text:span text:style-name="T2">Записи </text:span></text:p>
            <text:p text:style-name="P3"><text:span text:style-name="T2">Dublin Core</text:span></text:p>
          </draw:rect>
          <draw:rect draw:style-name="gr5" draw:text-style-name="P3" draw:layer="layout" svg:width="3cm" svg:height="1.5cm" svg:x="9cm" svg:y="9cm">
            <text:p text:style-name="P3"><text:span text:style-name="T2">Записи </text:span></text:p>
            <text:p text:style-name="P3"><text:span text:style-name="T2">MODS</text:span></text:p>
          </draw:rect>
          <draw:rect draw:style-name="gr5" draw:text-style-name="P3" draw:layer="layout" svg:width="3.5cm" svg:height="1.5cm" svg:x="11.5cm" svg:y="6.5cm">
            <text:p text:style-name="P3"><text:span text:style-name="T2">Другие </text:span></text:p>
            <text:p text:style-name="P3"><text:span text:style-name="T2">XML-форматы</text:span></text:p>
          </draw:rect>
          <draw:rect draw:style-name="gr6" draw:text-style-name="P3" draw:layer="layout" svg:width="3.5cm" svg:height="1.5cm" svg:x="14cm" svg:y="9cm">
            <text:p text:style-name="P3"><text:span text:style-name="T2">Вывод в HTML</text:span></text:p>
          </draw:rect>
          <draw:rect draw:style-name="gr7" draw:text-style-name="P3" draw:layer="layout" svg:width="2.5cm" svg:height="1.5cm" svg:x="17cm" svg:y="6.5cm">
            <text:p text:style-name="P3"><text:span text:style-name="T2">Валидация </text:span></text:p>
            <text:p text:style-name="P3"><text:span text:style-name="T2">MARC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7T02:54:47.64</meta:creation-date>
    <dc:date>2009-06-07T03:23:57.01</dc:date>
    <meta:editing-duration>PT00H29M09S</meta:editing-duration>
    <meta:editing-cycles>2</meta:editing-cycles>
    <meta:generator>OpenOffice.org/3.0$Win32 OpenOffice.org_project/300m9$Build-9358</meta:generator>
    <meta:document-statistic meta:object-count="18"/>
    <meta:user-defined meta:name="Поле 1"/>
    <meta:user-defined meta:name="Поле 2"/>
    <meta:user-defined meta:name="Поле 3"/>
    <meta:user-defined meta:name="Поле 4"/>
  </office:meta>
</office:document-meta>
</file>